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55in"/>
    </style:style>
    <style:style style:name="co2" style:family="table-column">
      <style:table-column-properties fo:break-before="auto" style:column-width="2.5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8pt" fo:language="none" fo:country="none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ce2" style:family="table-cell" style:parent-style-name="Default">
      <style:text-properties style:font-name="F" fo:font-size="18pt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ce3" style:family="table-cell" style:parent-style-name="Default">
      <style:text-properties style:font-name="F" fo:font-size="18pt" fo:language="none" fo:country="none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T1" style:family="text">
      <style:text-properties fo:language="ar" fo:country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اے دشمنِ شبیر تیرے پیر پہ لعنت</text:p>
            <text:p>تشریک پہ، تشکیک پہ، تکفیر پہ لعنت</text:p>
            <text:p>ہر عہد کے جھوٹوں کے برے پیر پہ لعنت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حق <text:span text:style-name="T1">اِ</text:span>س میں نکلتا ہو اگر آلِ نبیؐ کا<text:line-break/>بے باک نہ قرضہ ہو اگر آلِ نبیؐ کا<text:line-break/><text:span text:style-name="T1">اُس</text:span> مال و زر و منصب و جاگیر پہ لعنت</text:p>
          </table:table-cell>
          <table:table-cell table:style-name="ce3" office:value-type="string" calcext:value-type="string">
            <text:p>فرزندِ علی ابنِ ابی بکر پہ رحمت</text:p>
            <text:p>مومن نہیں جو آپ سے رکھتا ہو عداوت</text:p>
            <text:p>حیدر کی عدو، آپ کی ہمشیر پہ لعنت</text:p>
          </table:table-cell>
        </table:table-row>
        <table:table-row table:style-name="ro1">
          <table:table-cell table:style-name="ce3" office:value-type="string" calcext:value-type="string">
            <text:p>ابلیس ہو فرعون ہو یا آلِ امیہ</text:p>
            <text:p>شبیر کا دشمن ہے جو دشمن ہے خدا کا</text:p>
            <text:p>ہر دور کے ہر دشمنِ شبیر پہ لعنت</text:p>
          </table:table-cell>
          <table:table-cell table:style-name="ce2" office:value-type="string" calcext:value-type="string">
            <text:p>جو حق کی حفاظت کے لیے کام نہ آئیں<text:line-break/>مظلوموں کو کمزوروں کو ناحق جو ڈرائیں<text:line-break/>شمشیر و سِنا<text:span text:style-name="T1">ن</text:span> و تبر و تیر پہ لعنت</text:p>
          </table:table-cell>
        </table:table-row>
        <table:table-row table:style-name="ro1">
          <table:table-cell table:style-name="ce2" office:value-type="string" calcext:value-type="string">
            <text:p>ناحق ہوا تاراج محمدؐ کا گھرانہ<text:line-break/>وہ <text:span text:style-name="T1">سُمَّتِ</text:span> عاصی کو بڑی دیر میں آیا<text:line-break/>احساسِ پشیمانی کی تاخیر پہ لعنت</text:p>
          </table:table-cell>
          <table:table-cell table:style-name="ce3" office:value-type="string" calcext:value-type="string">
            <text:p>حاکم کے مظالم کو چھپانے کے لیے تھا</text:p>
            <text:p>جو خطبۂ سجاد دبانے کے لیے تھا</text:p>
            <text:p>تکبیر کے اُس نعرۂ تکبیر پہ لعنت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اولادِ امیہ ہو کہ ہو وہ بنو عباس</text:p>
            <text:p>ہو آلِ محمدؐ کا نہ جن کو ادب و پاس</text:p>
            <text:p>اُس فکر پہ، اُس خون پہ، اُس شیر پہ لعنت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20:41.680387300</meta:creation-date>
    <dc:date>2026-01-21T16:21:46.663580300</dc:date>
    <meta:editing-duration>PT1M5S</meta:editing-duration>
    <meta:editing-cycles>1</meta:editing-cycles>
    <meta:document-statistic meta:table-count="1" meta:cell-count="8" meta:object-count="0"/>
    <meta:generator>LibreOffice/25.8.4.2$Windows_X86_64 LibreOffice_project/290daaa01b999472f0c7a3890eb6a550fd74c6df</meta:generator>
  </office:meta>
</office:document-meta>
</file>